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4pt" style:font-size-asian="12.25pt" style:font-size-complex="14pt"/>
    </style:style>
    <style:style style:name="P3" style:family="paragraph" style:parent-style-name="Standard">
      <style:paragraph-properties fo:break-before="page"/>
      <style:text-properties fo:font-size="20pt" fo:font-weight="bold" officeooo:rsid="00225b56" officeooo:paragraph-rsid="00225b56" style:font-size-asian="20pt" style:font-weight-asian="bold" style:font-size-complex="20pt" style:font-weight-complex="bold"/>
    </style:style>
    <style:style style:name="P4" style:family="paragraph" style:parent-style-name="Standard">
      <style:text-properties fo:font-size="14pt" fo:font-weight="normal" style:font-size-asian="12.25pt" style:font-weight-asian="normal" style:font-size-complex="14pt" style:font-weight-complex="normal"/>
    </style:style>
    <style:style style:name="P5" style:family="paragraph" style:parent-style-name="Standard">
      <style:text-properties fo:font-size="14pt" fo:font-weight="normal" officeooo:paragraph-rsid="0024e11a" style:font-size-asian="12.25pt" style:font-weight-asian="normal" style:font-size-complex="14pt" style:font-weight-complex="normal"/>
    </style:style>
    <style:style style:name="P6" style:family="paragraph" style:parent-style-name="Standard">
      <style:text-properties fo:font-size="20pt" fo:font-weight="bold" officeooo:rsid="0028baff" officeooo:paragraph-rsid="0028baff" style:font-size-asian="20pt" style:font-weight-asian="bold" style:font-size-complex="20pt" style:font-weight-complex="bold"/>
    </style:style>
    <style:style style:name="P7" style:family="paragraph" style:parent-style-name="Standard">
      <style:text-properties fo:font-size="14pt" fo:font-weight="normal" officeooo:rsid="0028baff" officeooo:paragraph-rsid="0028baff" style:font-size-asian="12.25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нотація.</text:p>
      <text:p text:style-name="P2"><text:tab/>Аналіз текстової інформації є одним з найрозповсюдженіших та найважливіших завдань <text:s/>рекомендаційних систем. Причина цього полягає в наявності великої кількості текстової інформації, що має корисні відомості про користувачів (блоги, коментарі, відгуки, рецензії тощо), простоті її обробки, порівняно з іншими типами даних та можливістю перетворення на текстову інших видів даних, таких як голосові повідомлення, фото та відео контент. </text:p>
      <text:p text:style-name="P2">Для обробки текстової інформації використовують різні підходи, в залежності від обраного типу рекомендаційної системи. </text:p>
      <text:p text:style-name="P2">В цій статті ми базово розглянемо поділ рекомендаційних систем на колаборативні, фільтраційні та гібридні, <text:s/>їх позитивні, негативні сторони, сфери застосування та потреби щодо отримання інформації з тексту.</text:p>
      <text:p text:style-name="P2">Особливості роботи як з імпліцидним (не спеціально наданим) так з експліцидним (спеціально наданим) текстом. </text:p>
      <text:p text:style-name="P2">Розглянемо методи аналізу тексту. Використання алгоритмічних методів: визначення емоційного забарвлення та думки користувача на основі ключових слів, пошук специфічних слів та висловів властивим певним супкультурам та групам користувачів. </text:p>
      <text:p text:style-name="P2">Розглянемо використання в випадку аналізу складних мовних зворотів, як сатира, сарказм чи гумор нейронних мереж глибокого навчання, здатних виявляти та зберігати довгострокові залежності у складному тексті як от рекурентні нейронні мережі RNN, а також нейронів довго короткої пам'яті LSTM та GRU. З таким текстом алгоритмічний підхід виявиться мало еффективним, адже думка користувача є не очквидною.</text:p>
      <text:p text:style-name="P2">Розглянемо і гібридні підходи, що нині є най популярнішими завдяки забезпеченню найкращого результату, хоч іноді і відображаються на складності реалізації та контролю.</text:p>
      <text:p text:style-name="P2">На останок буде проаналізовано актуальні підходи до реалізації рекомндаційних систем.</text:p>
      <text:p text:style-name="P2"/>
      <text:p text:style-name="P2">На вибір теми та написання статті мене надихнула стаття </text:p>
      <text:p text:style-name="P2">"Use of Text Mining Techniques for Recommender Systems"</text:p>
      <text:p text:style-name="P2">Із даного сайту:</text:p>
      <text:p text:style-name="P2"><text:a xlink:type="simple" xlink:href="https://www.semanticscholar.org/paper/Use-of-Text-Mining-Techniques-for-Recommender-Betancourt-Ilarri/de8d9a9041e0e2ab56027e86a9125209b8a3e7f0" text:style-name="Internet_20_link" text:visited-style-name="Visited_20_Internet_20_Link">https://www.semanticscholar.org/paper/Use-of-Text-Mining-Techniques-for-Recommender-Betancourt-Ilarri/de8d9a9041e0e2ab56027e86a9125209b8a3e7f0</text:a></text:p>
      <text:p text:style-name="P2"/>
      <text:p text:style-name="P2"/>
      <text:p text:style-name="P3">Розподіл рекомендаційних систем</text:p>
      <text:p text:style-name="P2"><text:tab/>Необхідність рівня аналізу тексту та інформації що необхідно з нього здобути залежить відтипу рекомендаційної системи. В даній статті я використаю спрощений розподіл із праці [[Methods_of_recommender_system_A_review.pdf#page=1&amp;selection=3,0,3,39|Methods_of_recommender_system_A_review, сторінка 1]], де рекомендаційні системи поділяються на такі види:</text:p>
      <text:p text:style-name="P2"/>
      <text:p text:style-name="P2">Ви візьмемо лише перший шар цього поділу, на Content-bases filtering, Collaborative filtering та Hybrid методи. </text:p>
      <text:p text:style-name="P2">+ Content-bases filtering. Даний тип рекомендаційної системи, що базується на основі виявлення ставлення користувача до певного елементу рекомендаційної системи, пошуку схожих елементів до вподобаного та рекоменлація їх. Основна задача системи аналізу тексту в цьому випадку виявити ставлення користувача до елемента рекомендацй та на основі цих даних запропонувати схоже, та потинційно цікаве корситувачу. Виходячи з цього визначення основна задача обробки тексту виявити чи сподобався корситувачу тий чи інший елемент рекомендації. Іншими словами тут основною задачою рекомендаційної системи є здійснення синтемент аналізу тексту. </text:p>
      <text:p text:style-name="P2"><text:s text:c="2"/>+ Перевагами такого підходу є відсутність випадкових елементів контенту, що мають малу схожість з цікавим контентом для користувача. Також фактична відсутність проблеми cold start, адже вже після першої взаємодії користувача він залишить інформацію про хотча б одне його вподобання. </text:p>
      <text:p text:style-name="P2"><text:s text:c="2"/>+ <text:s/>Однак є і вагомі мінуси. Це поступова втрата інтересу користувача до контенту що рекомендує система, аже вона лише рекомендуватиме контент на основі того що колись переглянув користувач. Тобто контент буде однотипним і з часом набридне ліюині. Від такої системи користувач не зможе отримати рекомендації чогось нового та несподіваного, що моги б збільшити час проведений за платформою. </text:p>
      <text:p text:style-name="P2">+ Collaborative filtering. Даний тип рекомендації на противагу попередньому не намагається знайти подібні елементи рекомендації до вподобаних користувачем. Він працює на основі відокремлення користувачів по певних групах, близьких по інтересах, вподобаннях чи менталітету. Основні задача рекомендаційної системи це створення таких груп на основі певних подібних аспектів поведінки користувачів та розповсюдження між ними рекомендацій. В даному випадку система аналізу тексту вже потрибуватиме не лише виявлення емоційного ставлення користувача до обєкта інформації а і пошук певних схожих аспектів в текстах, та подібних думок. </text:p>
      <text:p text:style-name="P2"><text:s text:c="2"/>+ Перевагою такого підходу я цікавіші рекомендації, адже вони будуть базуватися не тільки на контенті який колись шукав користувач а на контенті що цікавий людям схожим на нього. В такій системі користувачі будуть розповсюджувати свої <text:soft-page-break/>рекомендації та забезпечувати відповіний рівень несподіваних рекомендацій, які складно досягнути в Content-bases filtering методі.</text:p>
      <text:p text:style-name="P2"><text:s text:c="2"/>+ Недоліком цього методу є наявність проблеми Cold start. Віднесення користувача до групи вимагає великої кількості інформації про нього, адже він може випадково потрапити не в ту групу та отримати рекомендації що можуть бути для нього не цікавими. Також в даному методі ускладнений перехід користувача з однієї групи в іншу, через зміну інтересів. Це може призвести до формування складних до виходу інформаційних бульбашок, де система просто не дозволятиме користувачу отримати інформацію з інших груп.</text:p>
      <text:p text:style-name="P2">+ Hybrid. Даний мотод намагається скомбінувати попередні 2 підходи для нівелювання недоліків обох. </text:p>
      <text:p text:style-name="P2"><text:s text:c="2"/>+ Перевагою такого підходу є вища якість рекомендацій та гнучкість алгоритму. Це досягається шляхом виправлення недоліків одних алгоритмів іншими. </text:p>
      <text:p text:style-name="P2"><text:s text:c="2"/>+ Недоліками даного підходу є збільшення складності рекомендаційного алгоритму, що мусить обробляти значно більше даних. Також є проблема балансування 2 алгоритмів, адже один не повинен домінувати над іншим, адже це позбавить сенсу обєднання алгоритмів.</text:p>
      <text:p text:style-name="P2"><text:s text:c="2"/>Як було сказано в мінусах дані алгоритми є складнішими в реалізації, адже потребують видобування даних як для Content-bases filtering алгоритму так і для Collaborative filtering. Це призводить до вищих вимог до алгоритмів обробки тексту.</text:p>
      <text:p text:style-name="P2"/>
      <text:p text:style-name="P1">Складнощі роботи з різними даними (імпліцидний та експліцидний текст)</text:p>
      <text:p text:style-name="P1"/>
      <text:p text:style-name="P1"/>
      <text:p text:style-name="P1"/>
      <text:p text:style-name="P1">Методи аналізу тексту</text:p>
      <text:p text:style-name="P4"><text:tab/>Для аналізу тексту використовують різні підходи. Їх можна поділити на 3 категорії: Алгоритмічні підходи, де ми використовуємо явно написаний алгоритм для анадізу тексту, Використання нейронних мереж, де алгоритм підберається шляхом машинного навчання і є заданим неявно та Гібридні методи, де ми комбінуємо переваги як алгоритмічного підходу так і використання нейронних мереж для досягнення найбільшої точності. </text:p>
      <text:p text:style-name="P4"/>
      <text:p text:style-name="P4">Розгляньомо кожен підхід окремо, та проаналізуймо їх переваги та недоліки.</text:p>
      <text:p text:style-name="P4"/>
      <text:p text:style-name="P1">Алгоритмічний підхід</text:p>
      <text:p text:style-name="P4">Алгоритмічний підхід включає обробку тексту базовану на визначеному алгоритмі.</text:p>
      <text:p text:style-name="P4"><text:soft-page-break/></text:p>
      <text:p text:style-name="P4">Одним із най поширеніших серед алгоритмічних методів є спосіб аналізу тексту по словнику. Програма просто має певний набір слів, які завчасно знає що означають. Для прикладу наявність в відгуках або коментарях до товару слів "Працює", "Чудово", "Прекрасно", "Добре" за відсутності заперечних слів перед тим як от "Зовсім не", "ні разу", "Не" і так далі, означатиме позитивний відгук. За цією ж логікою і сформувати оцінку негативного. Залежно від того що має видати алгоритм слова можуть бути поділені як примітивно на позитивні нейтральні та негативні, так і за певною шкалою, в залежносіт від емоційного забарвлення слів. </text:p>
      <text:p text:style-name="P4"/>
      <text:p text:style-name="P4">Зараз виконання сентемент аналізу алгоритмічним методом є доволі рідкісним підходом. Це пов'язано з складністю реалізації алгоритмічного підходу, та його відносно низькою точністю при роботі з складними мовними конструкціями. Для прикладу такий алгоритм може не виявити сарказму, або ж жарту чи сатири і видати неправильний результат. Однак цей недолік може перекриватись великою кількістю коментарів і завдяки тому, що люди не так часто використовують ці звороти при достатній кількості даних цілком може вдатись отримати правельний результат. Особливо зважаючи на те що такий метод здебільшого і застосовують в випадках коли треба проаналізувати гіганський масив даних, що може бути занадто дорого використовуючи більш точні та складніші методи аналізу, як от нейронні мережі. </text:p>
      <text:p text:style-name="P4"/>
      <text:p text:style-name="P1">Використання нейронних мереж</text:p>
      <text:p text:style-name="P5"><text:tab/>Іншим підходом є використання нейронних мереж. Даний підхід застосовуєпри наявності достатньо великої обчислювальної потужності та розмічених даних, підходящих для створення та навчання нейронної мережі.</text:p>
      <text:p text:style-name="P4"/>
      <text:p text:style-name="P4">Здебільшого для таких цілеви використовують нейронні мережі глибокого навчання, що дає їм можливість аналізувати тест на різних рівнях і враховувати контекст та думку автора краще ніж з цим справляється алгоритмічний підхід. </text:p>
      <text:p text:style-name="P4">Загальний принцип реалізації нейронних мереж складається з кілької кроків. Як приклад можна розглянути описану в даній статті</text:p>
      <text:p text:style-name="P4">[[DLSF: Deep learning and semantic fusion based recommendation system.pdf#page=1&amp;selection=4,0,4,67|DLSF: Deep learning and semantic fusion based recommendation system, сторінка 1]]</text:p>
      <text:p text:style-name="P4">глибоку нейронну мережу прямого розповсюдження.</text:p>
      <text:p text:style-name="P4"/>
      <text:p text:style-name="P4">Вона складається з кількох шарів, (в даному випадку 5). На вхід вона отримає підготовані вектори текстових даних, які відповідають вхідним даним коментаря</text:p>
      <text:p text:style-name="P4">їх на основі простої нейронної мережі прямого розповсюдження. <text:s/></text:p>
      <text:p text:style-name="P4"><text:soft-page-break/>В залежності від розмічених даних така мережа може бути як фінарної класифікації, в цьому випадку вона матиме декількав в як </text:p>
      <text:p text:style-name="P4"/>
      <text:p text:style-name="P1">Використання гібридних систем</text:p>
      <text:p text:style-name="P4"><text:tab/></text:p>
      <text:p text:style-name="P4"><text:tab/>Наявність 2 підходів з протилежними перевагами та недоліки привело до створення гібридних підходів, що покликані вирішити недоліки обох.</text:p>
      <text:p text:style-name="P4"/>
      <text:p text:style-name="P4">Основна ідея полягає в тому, щоб використовуючи алгоритми спросити робоу нейронній мережі. Для прикладу можна використовуючи словники синонімів многократно зменшити розміри вхідного вектору даних а відповідно і розміри самих шарів. Така на перий погляд дрібна зміна може многократно просити не тільки складність обчислень а і зменшити час на розробку нейронки, адже вона буде меншою і відповідно їй доведеться враховувати менше даних. Також, окрім обєднування слів в групи і використання лише одного з них</text:p>
      <text:p text:style-name="P4">~~Зробити прикольний малюнок з синонімами одного змісту в просторі, як інфографіку~~</text:p>
      <text:p text:style-name="P4">можна для приклду зробити вхідні слова лише маленькими, без використання капсу, це дасть можливість уникнути ще одної частини слів. Однак передати, здебільшого важливий та над емоційний посил тексту написаного капсом може допомогти алгоритм, який після роботи нейронної мережі зробить поправку та надолужить втрачену точність, якщо і не збільшить її. Також немаловажливу роль може зіграти виправлення слів, за схожістю, що також можна виконати алгоритмічно, за умови використання для цих цілей, для пркладу деревовидної структури виправлення слів, даний алгоритм може мати вкрай великий позитивний вплив на якість роботи системи відносно його складності. Таким чином, комбінація пре обробки тексту та спрощення його не тяльки шляхом базового виділення непотрібних символів а і шляхом аналізу та пре обробки тексту дозволяє надолужити проблеми обох алгоритмів, та виконати еффективний аналіз тексту.</text:p>
      <text:p text:style-name="P4"/>
      <text:p text:style-name="P6">Висновок</text:p>
      <text:p text:style-name="P7"><text:tab/>В даній статті ми розглянули базові підходи до виконання синтементального аналізу для рекомендаційних систем</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00:39:11.758309938</meta:creation-date>
    <meta:generator>LibreOffice/24.8.2.1$Linux_X86_64 LibreOffice_project/480$Build-1</meta:generator>
    <dc:date>2024-10-27T00:45:00.845311832</dc:date>
    <meta:editing-duration>PT5M49S</meta:editing-duration>
    <meta:editing-cycles>6</meta:editing-cycles>
    <meta:document-statistic meta:table-count="0" meta:image-count="0" meta:object-count="0" meta:page-count="5" meta:paragraph-count="51" meta:word-count="1464" meta:character-count="11086" meta:non-whitespace-character-count="9629"/>
  </office:meta>
</office:document-meta>
</file>